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margin-left="-0.984in" fo:margin-right="-0.984in">
        <style:tab-stops/>
      </style:paragraph-properties>
    </style:style>
    <style:style style:name="P2" style:parent-style-name="Standaard" style:family="paragraph">
      <style:text-properties fo:font-size="48pt" style:font-size-asian="48pt" style:font-size-complex="48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.55416in, 0in, 0.14476in)" style:horizontal-rel="page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z-index="251661312" draw:id="id0" draw:style-name="a0" draw:name="Tekstvak 2" text:anchor-type="paragraph" svg:x="3.51163in" svg:y="0.25581in" svg:width="5.30208in" svg:height="1.89514in" style:rel-width="scale" style:rel-height="scale"><draw:text-box><text:p text:style-name="P2">Doe een helm aan in het verkeer</text:p></draw:text-box><svg:title/><svg:desc/></draw:frame><draw:frame draw:z-index="251659264" draw:style-name="a1" draw:name="Afbeelding 4" text:anchor-type="paragraph" svg:x="0in" svg:y="0in" svg:width="3.02083in" svg:height="1.8125in" style:rel-width="scale" style:rel-height="scale"><draw:image xlink:href="media/image1.png" xlink:type="simple" xlink:show="embed" xlink:actuate="onLoad"/><svg:title/><svg:desc/></draw:frame><draw:frame draw:z-index="251658240" draw:style-name="a2" draw:name="Afbeelding 3" text:anchor-type="paragraph" svg:x="0in" svg:y="0.01163in" svg:width="11.68746in" svg:height="8.2491in" style:rel-width="scale" style:rel-height="scale"><draw:image xlink:href="media/image2.png" xlink:type="simple" xlink:show="embed" xlink:actuate="onLoad"/><svg:title/><svg:desc/></draw:frame><draw:frame draw:style-name="a3" draw:name="Afbeelding 5" text:anchor-type="as-char" svg:x="0in" svg:y="0in" svg:width="2.9375in" svg:height="1.8541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an Delcroix</meta:initial-creator>
    <dc:creator>Joran Delcroix</dc:creator>
    <meta:creation-date>2022-09-08T13:29:00Z</meta:creation-date>
    <dc:date>2022-09-08T14:00:00Z</dc:date>
    <meta:template xlink:href="Normal" xlink:type="simple"/>
    <meta:editing-cycles>1</meta:editing-cycles>
    <meta:editing-duration>PT840S</meta:editing-duration>
    <meta:document-statistic meta:page-count="1" meta:paragraph-count="1" meta:word-count="0" meta:character-count="4" meta:row-count="1" meta:non-whitespace-character-count="4"/>
  </office:meta>
</office:document-meta>
</file>